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3004BF48127792A77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809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637cm" fo:padding-top="0.05cm" fo:padding-bottom="0.05cm" fo:padding-left="0.1cm" fo:padding-right="0.1cm"/>
      <style:paragraph-properties style:writing-mode="lr-tb"/>
    </style:style>
    <style:style style:name="gr3" style:family="graphic" style:parent-style-name="objectwithoutfill">
      <style:graphic-properties svg:stroke-width="0.03cm" svg:stroke-color="#ff8000" draw:marker-start-width="0.33cm" draw:marker-end="Arrowheads_20_1" draw:marker-end-width="0.1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solid" svg:stroke-color="#000000" draw:fill="none" draw:fill-color="#ffffff" fo:min-height="0.197cm" fo:padding-top="0.05cm" fo:padding-bottom="0.05cm" fo:padding-left="0cm" fo:padding-right="0.1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0.205cm" fo:padding-top="0.05cm" fo:padding-bottom="0.05cm" fo:padding-left="0.1cm" fo:padding-right="0.1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fo:min-height="0.085cm" fo:padding-top="0.05cm" fo:padding-bottom="0.05cm" fo:padding-left="0.1cm" fo:padding-right="0.1cm"/>
      <style:paragraph-properties style:writing-mode="lr-tb"/>
    </style:style>
    <style:style style:name="gr7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861cm" fo:min-width="0.09cm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667cm" fo:min-width="0.51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82cm" fo:min-width="0cm" fo:padding-top="0.14cm" fo:padding-bottom="0.14cm" fo:padding-left="0.265cm" fo:padding-right="0.265cm"/>
    </style:style>
    <style:style style:name="gr10" style:family="graphic" style:parent-style-name="standard">
      <style:graphic-properties draw:stroke="solid" svg:stroke-color="#000000" draw:fill="none" draw:fill-color="#ffffff" fo:min-height="0.193cm" fo:padding-top="0.05cm" fo:padding-bottom="0.05cm" fo:padding-left="0cm" fo:padding-right="0.1cm"/>
      <style:paragraph-properties style:writing-mode="lr-tb"/>
    </style:style>
    <style:style style:name="gr11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565cm" fo:min-width="1.121cm" fo:padding-top="0.14cm" fo:padding-bottom="0.14cm" fo:padding-left="0.265cm" fo:padding-right="0.265cm"/>
    </style:style>
    <style:style style:name="gr12" style:family="graphic" style:parent-style-name="standard">
      <style:graphic-properties draw:stroke="solid" svg:stroke-color="#000000" draw:fill="none" draw:fill-color="#ffffff" fo:min-height="0.448cm" fo:padding-top="0.05cm" fo:padding-bottom="0.05cm" fo:padding-left="0cm" fo:padding-right="0.1cm"/>
      <style:paragraph-properties style:writing-mode="lr-tb"/>
    </style:style>
    <style:style style:name="gr13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669cm" fo:min-width="0.381cm" fo:padding-top="0.14cm" fo:padding-bottom="0.14cm" fo:padding-left="0.265cm" fo:padding-right="0.265cm"/>
    </style:style>
    <style:style style:name="gr14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1.465cm" fo:min-width="0.076cm" fo:padding-top="0.14cm" fo:padding-bottom="0.14cm" fo:padding-left="0.265cm" fo:padding-right="0.265cm"/>
    </style:style>
    <style:style style:name="gr15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693cm" fo:min-width="0cm" fo:padding-top="0.14cm" fo:padding-bottom="0.14cm" fo:padding-left="0.265cm" fo:padding-right="0.265cm"/>
    </style:style>
    <style:style style:name="gr16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447cm" fo:min-width="0.12cm" fo:padding-top="0.14cm" fo:padding-bottom="0.14cm" fo:padding-left="0.265cm" fo:padding-right="0.265cm"/>
    </style:style>
    <style:style style:name="gr17" style:family="graphic" style:parent-style-name="standard">
      <style:graphic-properties draw:stroke="solid" svg:stroke-color="#000000" draw:fill="none" draw:fill-color="#ffffff" fo:min-height="0.319cm" fo:padding-top="0.05cm" fo:padding-bottom="0.05cm" fo:padding-left="0.1cm" fo:padding-right="0.1cm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fo:min-height="0.52cm" fo:padding-top="0.05cm" fo:padding-bottom="0.05cm" fo:padding-left="0.1cm" fo:padding-right="0.1cm"/>
      <style:paragraph-properties style:writing-mode="lr-tb"/>
    </style:style>
    <style:style style:name="gr19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667cm" fo:min-width="1.06cm" fo:padding-top="0.14cm" fo:padding-bottom="0.14cm" fo:padding-left="0.265cm" fo:padding-right="0.265cm"/>
    </style:style>
    <style:style style:name="gr20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068cm" fo:min-width="1.094cm" fo:padding-top="0.14cm" fo:padding-bottom="0.14cm" fo:padding-left="0.265cm" fo:padding-right="0.265cm"/>
    </style:style>
    <style:style style:name="gr21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303cm" fo:min-width="0cm" fo:padding-top="0.14cm" fo:padding-bottom="0.14cm" fo:padding-left="0.265cm" fo:padding-right="0.265cm"/>
    </style:style>
    <style:style style:name="gr22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991cm" fo:min-width="0.018cm" fo:padding-top="0.14cm" fo:padding-bottom="0.14cm" fo:padding-left="0.265cm" fo:padding-right="0.265cm"/>
    </style:style>
    <style:style style:name="gr23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1.385cm" fo:min-width="0.088cm" fo:padding-top="0.14cm" fo:padding-bottom="0.14cm" fo:padding-left="0.265cm" fo:padding-right="0.265cm"/>
    </style:style>
    <style:style style:name="gr24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109cm" fo:min-width="0.028cm" fo:padding-top="0.14cm" fo:padding-bottom="0.14cm" fo:padding-left="0.265cm" fo:padding-right="0.265cm"/>
    </style:style>
    <style:style style:name="gr25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965cm" fo:min-width="0.386cm" fo:padding-top="0.14cm" fo:padding-bottom="0.14cm" fo:padding-left="0.265cm" fo:padding-right="0.265cm"/>
    </style:style>
    <style:style style:name="gr26" style:family="graphic" style:parent-style-name="standard">
      <style:graphic-properties draw:stroke="solid" svg:stroke-color="#000000" draw:fill="none" draw:fill-color="#ffffff" fo:min-height="0.16cm" fo:padding-top="0.05cm" fo:padding-bottom="0.05cm" fo:padding-left="0.1cm" fo:padding-right="0.1cm"/>
      <style:paragraph-properties style:writing-mode="lr-tb"/>
    </style:style>
    <style:style style:name="gr27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297cm" fo:min-width="0.449cm" fo:padding-top="0.14cm" fo:padding-bottom="0.14cm" fo:padding-left="0.265cm" fo:padding-right="0.265cm"/>
    </style:style>
    <style:style style:name="gr28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172cm" fo:min-width="0.455cm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634cm" fo:min-width="0.15cm" fo:padding-top="0.14cm" fo:padding-bottom="0.14cm" fo:padding-left="0.265cm" fo:padding-right="0.265cm"/>
    </style:style>
    <style:style style:name="gr30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4cm" fo:min-width="0.647cm" fo:padding-top="0.14cm" fo:padding-bottom="0.14cm" fo:padding-left="0.265cm" fo:padding-right="0.265cm"/>
    </style:style>
    <style:style style:name="gr31" style:family="graphic" style:parent-style-name="standard">
      <style:graphic-properties draw:stroke="solid" svg:stroke-color="#000000" draw:fill="none" draw:fill-color="#ffffff" fo:min-height="0.457cm" fo:padding-top="0.05cm" fo:padding-bottom="0.05cm" fo:padding-left="0.1cm" fo:padding-right="0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Arial1"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fo:hyphenate="true"/>
    </style:style>
    <style:style style:name="P5" style:family="paragraph">
      <loext:graphic-properties draw:fill="none" draw:fill-color="#ffffff"/>
      <style:paragraph-properties fo:text-align="end" style:writing-mode="lr-tb"/>
      <style:text-properties style:font-name="Arial1" fo:font-size="8pt" fo:hyphenate="true"/>
    </style:style>
    <style:style style:name="P6" style:family="paragraph">
      <style:paragraph-properties fo:text-align="start"/>
      <style:text-properties fo:hyphenate="true"/>
    </style:style>
    <style:style style:name="P7" style:family="paragraph">
      <loext:graphic-properties draw:fill="none" draw:fill-color="#ffffff"/>
      <style:paragraph-properties fo:text-align="start" style:writing-mode="lr-tb"/>
      <style:text-properties style:font-name="Arial1" fo:font-size="8pt" fo:hyphenate="true"/>
    </style:style>
    <style:style style:name="T1" style:family="text">
      <style:text-properties style:font-name="Arial1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0cm" svg:height="7.201cm" svg:x="5.5cm" svg:y="5.65cm">
            <draw:image xlink:href="Pictures/1000000000000400000003004BF48127792A77D8.png" xlink:type="simple" xlink:show="embed" xlink:actuate="onLoad" draw:mime-type="image/png">
              <text:p/>
            </draw:image>
          </draw:frame>
          <draw:frame draw:style-name="gr2" draw:text-style-name="P2" draw:layer="layout" svg:width="1.207cm" svg:height="0.737cm" svg:x="8.893cm" svg:y="13.23cm">
            <draw:text-box>
              <text:p text:style-name="P1"><text:span text:style-name="T1">Alt/VS hold</text:span></text:p>
            </draw:text-box>
          </draw:frame>
          <draw:line draw:style-name="gr3" draw:text-style-name="P3" draw:layer="layout" svg:x1="9.46cm" svg:y1="13.219cm" svg:x2="9.674cm" svg:y2="10.533cm">
            <text:p/>
          </draw:line>
          <draw:frame draw:style-name="gr4" draw:text-style-name="P5" draw:layer="layout" svg:width="1.977cm" svg:height="0.419cm" svg:x="3.187cm" svg:y="11.465cm">
            <draw:text-box>
              <text:p text:style-name="P4"><text:span text:style-name="T1">Pitch trim</text:span></text:p>
            </draw:text-box>
          </draw:frame>
          <draw:frame draw:style-name="gr5" draw:text-style-name="P5" draw:layer="layout" svg:width="1.977cm" svg:height="0.419cm" svg:x="3.188cm" svg:y="10.316cm">
            <draw:text-box>
              <text:p text:style-name="P4"><text:span text:style-name="T1">Landing gear</text:span></text:p>
            </draw:text-box>
          </draw:frame>
          <draw:frame draw:style-name="gr2" draw:text-style-name="P7" draw:layer="layout" svg:width="2.001cm" svg:height="0.737cm" svg:x="15.76cm" svg:y="11.291cm">
            <draw:text-box>
              <text:p text:style-name="P6"><text:span text:style-name="T1">Escape ladder</text:span></text:p>
            </draw:text-box>
          </draw:frame>
          <draw:frame draw:style-name="gr6" draw:text-style-name="P7" draw:layer="layout" svg:width="2.001cm" svg:height="0.419cm" svg:x="15.762cm" svg:y="10.633cm">
            <draw:text-box>
              <text:p text:style-name="P6"><text:span text:style-name="T1">Retro doors</text:span></text:p>
            </draw:text-box>
          </draw:frame>
          <draw:custom-shape draw:style-name="gr7" draw:text-style-name="P3" draw:layer="layout" svg:width="0.644cm" svg:height="1.165cm" svg:x="6.732cm" svg:y="10.563cm">
            <text:p/>
            <draw:enhanced-geometry svg:viewBox="0 0 21600 21600" draw:path-stretchpoint-x="10800" draw:path-stretchpoint-y="10800" draw:text-areas="?f3 ?f4 ?f5 ?f6" draw:type="round-rectangle" draw:modifiers="1464.114832535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5.189cm" svg:y1="11.674cm" svg:x2="6.732cm" svg:y2="11.513cm">
            <text:p/>
          </draw:line>
          <draw:custom-shape draw:style-name="gr8" draw:text-style-name="P3" draw:layer="layout" svg:width="1.094cm" svg:height="1.001cm" svg:x="7.324cm" svg:y="9.521cm">
            <text:p/>
            <draw:enhanced-geometry svg:viewBox="0 0 21600 21600" draw:path-stretchpoint-x="10800" draw:path-stretchpoint-y="10800" draw:text-areas="?f3 ?f4 ?f5 ?f6" draw:type="round-rectangle" draw:modifiers="2049.011857707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5.169cm" svg:y1="10.522cm" svg:x2="6.037cm" svg:y2="10.505cm">
            <text:p/>
          </draw:line>
          <draw:line draw:style-name="gr3" draw:text-style-name="P3" draw:layer="layout" svg:x1="5.179cm" svg:y1="9.341cm" svg:x2="6.722cm" svg:y2="9.44cm">
            <text:p/>
          </draw:line>
          <draw:custom-shape draw:style-name="gr9" draw:text-style-name="P3" draw:layer="layout" svg:width="0.562cm" svg:height="1.144cm" svg:x="6.732cm" svg:y="9.358cm">
            <text:p/>
            <draw:enhanced-geometry svg:viewBox="0 0 21600 21600" draw:path-stretchpoint-x="10800" draw:path-stretchpoint-y="10800" draw:text-areas="?f3 ?f4 ?f5 ?f6" draw:type="round-rectangle" draw:modifiers="2937.313432835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5.763cm" svg:y1="10.848cm" svg:x2="14.067cm" svg:y2="11.34cm">
            <text:p/>
          </draw:line>
          <draw:line draw:style-name="gr3" draw:text-style-name="P3" draw:layer="layout" svg:x1="15.752cm" svg:y1="11.677cm" svg:x2="14.486cm" svg:y2="11.626cm">
            <text:p/>
          </draw:line>
          <draw:frame draw:style-name="gr10" draw:text-style-name="P5" draw:layer="layout" svg:width="1.977cm" svg:height="0.419cm" svg:x="3.19cm" svg:y="9.126cm">
            <draw:text-box>
              <text:p text:style-name="P4"><text:span text:style-name="T1">Airbrake</text:span></text:p>
            </draw:text-box>
          </draw:frame>
          <draw:frame draw:style-name="gr2" draw:text-style-name="P2" draw:layer="layout" svg:width="1.352cm" svg:height="0.737cm" svg:x="7.473cm" svg:y="13.231cm">
            <draw:text-box>
              <text:p text:style-name="P1"><text:span text:style-name="T1">Hover balance</text:span></text:p>
            </draw:text-box>
          </draw:frame>
          <draw:custom-shape draw:style-name="gr11" draw:text-style-name="P3" draw:layer="layout" svg:width="1.695cm" svg:height="0.889cm" svg:x="5.772cm" svg:y="11.932cm">
            <text:p/>
            <draw:enhanced-geometry svg:viewBox="0 0 21600 21600" draw:path-stretchpoint-x="10800" draw:path-stretchpoint-y="10800" draw:text-areas="?f3 ?f4 ?f5 ?f6" draw:type="round-rectangle" draw:modifiers="1826.470588235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6.865cm" svg:y1="13.24cm" svg:x2="7.866cm" svg:y2="10.522cm">
            <text:p/>
          </draw:line>
          <draw:frame draw:style-name="gr2" draw:text-style-name="P2" draw:layer="layout" svg:width="1.35cm" svg:height="0.737cm" svg:x="6.051cm" svg:y="13.232cm">
            <draw:text-box>
              <text:p text:style-name="P1"><text:span text:style-name="T1">Engine gimbal</text:span></text:p>
            </draw:text-box>
          </draw:frame>
          <draw:frame draw:style-name="gr12" draw:text-style-name="P5" draw:layer="layout" svg:width="1.977cm" svg:height="0.737cm" svg:x="3.188cm" svg:y="12.066cm">
            <draw:text-box>
              <text:p text:style-name="P4"><text:span text:style-name="T1">Throttle controls</text:span></text:p>
            </draw:text-box>
          </draw:frame>
          <draw:line draw:style-name="gr3" draw:text-style-name="P3" draw:layer="layout" svg:x1="5.182cm" svg:y1="12.42cm" svg:x2="5.772cm" svg:y2="12.394cm">
            <text:p/>
          </draw:line>
          <draw:custom-shape draw:style-name="gr13" draw:text-style-name="P3" draw:layer="layout" svg:width="0.963cm" svg:height="1.001cm" svg:x="8.425cm" svg:y="9.521cm">
            <text:p/>
            <draw:enhanced-geometry svg:viewBox="0 0 21600 21600" draw:path-stretchpoint-x="10800" draw:path-stretchpoint-y="10800" draw:text-areas="?f3 ?f4 ?f5 ?f6" draw:type="round-rectangle" draw:modifiers="2049.011857707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8.234cm" svg:y1="13.209cm" svg:x2="8.887cm" svg:y2="10.543cm">
            <text:p/>
          </draw:line>
          <draw:custom-shape draw:style-name="gr14" draw:text-style-name="P3" draw:layer="layout" svg:width="0.658cm" svg:height="1.797cm" svg:x="6.037cm" svg:y="9.532cm">
            <text:p/>
            <draw:enhanced-geometry svg:viewBox="0 0 21600 21600" draw:path-stretchpoint-x="10800" draw:path-stretchpoint-y="10800" draw:text-areas="?f3 ?f4 ?f5 ?f6" draw:type="round-rectangle" draw:modifiers="2937.313432835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3" draw:layer="layout" svg:width="0.514cm" svg:height="1.001cm" svg:x="9.395cm" svg:y="9.521cm">
            <text:p/>
            <draw:enhanced-geometry svg:viewBox="0 0 21600 21600" draw:path-stretchpoint-x="10800" draw:path-stretchpoint-y="10800" draw:text-areas="?f3 ?f4 ?f5 ?f6" draw:type="round-rectangle" draw:modifiers="2049.011857707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3" draw:layer="layout" svg:width="0.706cm" svg:height="0.783cm" svg:x="6.589cm" svg:y="8.52cm">
            <text:p/>
            <draw:enhanced-geometry svg:viewBox="0 0 21600 21600" draw:path-stretchpoint-x="10800" draw:path-stretchpoint-y="10800" draw:text-areas="?f3 ?f4 ?f5 ?f6" draw:type="round-rectangle" draw:modifiers="2937.313432835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5" draw:layer="layout" svg:width="1.977cm" svg:height="0.737cm" svg:x="3.191cm" svg:y="8.127cm">
            <draw:text-box>
              <text:p text:style-name="P4"><text:span text:style-name="T1">Aerodynamic controls</text:span></text:p>
            </draw:text-box>
          </draw:frame>
          <draw:line draw:style-name="gr3" draw:text-style-name="P3" draw:layer="layout" svg:x1="5.172cm" svg:y1="8.517cm" svg:x2="6.589cm" svg:y2="8.867cm">
            <text:p/>
          </draw:line>
          <draw:frame draw:style-name="gr2" draw:text-style-name="P2" draw:layer="layout" svg:width="0.954cm" svg:height="0.737cm" svg:x="10.174cm" svg:y="13.231cm">
            <draw:text-box>
              <text:p text:style-name="P1"><text:span text:style-name="T1">AOA tape</text:span></text:p>
            </draw:text-box>
          </draw:frame>
          <draw:line draw:style-name="gr3" draw:text-style-name="P3" draw:layer="layout" svg:x1="10.584cm" svg:y1="13.227cm" svg:x2="10.185cm" svg:y2="9.266cm">
            <text:p/>
          </draw:line>
          <draw:frame draw:style-name="gr17" draw:text-style-name="P2" draw:layer="layout" svg:width="0.799cm" svg:height="0.419cm" svg:x="11.204cm" svg:y="13.232cm">
            <draw:text-box>
              <text:p text:style-name="P1"><text:span text:style-name="T1">HSI</text:span></text:p>
            </draw:text-box>
          </draw:frame>
          <draw:line draw:style-name="gr3" draw:text-style-name="P3" draw:layer="layout" svg:x1="11.562cm" svg:y1="13.225cm" svg:x2="10.716cm" svg:y2="10.369cm">
            <text:p/>
          </draw:line>
          <draw:frame draw:style-name="gr2" draw:text-style-name="P2" draw:layer="layout" svg:width="0.849cm" svg:height="0.737cm" svg:x="12.074cm" svg:y="13.232cm">
            <draw:text-box>
              <text:p text:style-name="P1"><text:span text:style-name="T1">VS tape</text:span></text:p>
            </draw:text-box>
          </draw:frame>
          <draw:line draw:style-name="gr3" draw:text-style-name="P3" draw:layer="layout" svg:x1="12.456cm" svg:y1="13.233cm" svg:x2="10.788cm" svg:y2="9.225cm">
            <text:p/>
          </draw:line>
          <draw:frame draw:style-name="gr18" draw:text-style-name="P2" draw:layer="layout" svg:width="1.113cm" svg:height="0.737cm" svg:x="13.005cm" svg:y="13.233cm">
            <draw:text-box>
              <text:p text:style-name="P1"><text:span text:style-name="T1">Fuel status</text:span></text:p>
            </draw:text-box>
          </draw:frame>
          <draw:custom-shape draw:style-name="gr19" draw:text-style-name="P3" draw:layer="layout" svg:width="1.644cm" svg:height="1.001cm" svg:x="11.687cm" svg:y="9.521cm">
            <text:p/>
            <draw:enhanced-geometry svg:viewBox="0 0 21600 21600" draw:path-stretchpoint-x="10800" draw:path-stretchpoint-y="10800" draw:text-areas="?f3 ?f4 ?f5 ?f6" draw:type="round-rectangle" draw:modifiers="2049.011857707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3.497cm" svg:y1="13.241cm" svg:x2="12.565cm" svg:y2="10.522cm">
            <text:p/>
          </draw:line>
          <draw:custom-shape draw:style-name="gr20" draw:text-style-name="P3" draw:layer="layout" svg:width="1.644cm" svg:height="0.368cm" svg:x="13.588cm" svg:y="12.004cm">
            <text:p/>
            <draw:enhanced-geometry svg:viewBox="0 0 21600 21600" draw:path-stretchpoint-x="10800" draw:path-stretchpoint-y="10800" draw:text-areas="?f3 ?f4 ?f5 ?f6" draw:type="round-rectangle" draw:modifiers="2049.011857707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362cm" svg:height="0.737cm" svg:x="14.206cm" svg:y="13.234cm">
            <draw:text-box>
              <text:p text:style-name="P1"><text:span text:style-name="T1">Warning lights</text:span></text:p>
            </draw:text-box>
          </draw:frame>
          <draw:line draw:style-name="gr3" draw:text-style-name="P3" draw:layer="layout" svg:x1="14.793cm" svg:y1="13.229cm" svg:x2="14.506cm" svg:y2="12.371cm">
            <text:p/>
          </draw:line>
          <draw:custom-shape draw:style-name="gr21" draw:text-style-name="P3" draw:layer="layout" svg:width="0.378cm" svg:height="0.603cm" svg:x="13.689cm" svg:y="11.34cm">
            <text:p/>
            <draw:enhanced-geometry svg:viewBox="0 0 21600 21600" draw:path-stretchpoint-x="10800" draw:path-stretchpoint-y="10800" draw:text-areas="?f3 ?f4 ?f5 ?f6" draw:type="round-rectangle" draw:modifiers="2049.011857707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3" draw:layer="layout" svg:width="0.378cm" svg:height="0.603cm" svg:x="14.1cm" svg:y="11.34cm">
            <text:p/>
            <draw:enhanced-geometry svg:viewBox="0 0 21600 21600" draw:path-stretchpoint-x="10800" draw:path-stretchpoint-y="10800" draw:text-areas="?f3 ?f4 ?f5 ?f6" draw:type="round-rectangle" draw:modifiers="2049.011857707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3" draw:layer="layout" svg:width="0.58cm" svg:height="1.303cm" svg:x="13.63cm" svg:y="9.94cm">
            <text:p/>
            <draw:enhanced-geometry svg:viewBox="0 0 21600 21600" draw:path-stretchpoint-x="10800" draw:path-stretchpoint-y="10800" draw:text-areas="?f3 ?f4 ?f5 ?f6" draw:type="round-rectangle" draw:modifiers="2049.011857707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654cm" svg:height="1.701cm" svg:x="14.271cm" svg:y="9.542cm">
            <text:p/>
            <draw:enhanced-geometry svg:viewBox="0 0 21600 21600" draw:path-stretchpoint-x="10800" draw:path-stretchpoint-y="10800" draw:text-areas="?f3 ?f4 ?f5 ?f6" draw:type="round-rectangle" draw:modifiers="2049.011857707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7" draw:layer="layout" svg:width="2.001cm" svg:height="0.419cm" svg:x="15.763cm" svg:y="10.034cm">
            <draw:text-box>
              <text:p text:style-name="P6"><text:span text:style-name="T1">Dock release</text:span></text:p>
            </draw:text-box>
          </draw:frame>
          <draw:line draw:style-name="gr3" draw:text-style-name="P3" draw:layer="layout" svg:x1="15.771cm" svg:y1="10.236cm" svg:x2="14.067cm" svg:y2="10.706cm">
            <text:p/>
          </draw:line>
          <draw:frame draw:style-name="gr6" draw:text-style-name="P7" draw:layer="layout" svg:width="2.001cm" svg:height="0.419cm" svg:x="15.764cm" svg:y="9.435cm">
            <draw:text-box>
              <text:p text:style-name="P6"><text:span text:style-name="T1">Nose cone</text:span></text:p>
            </draw:text-box>
          </draw:frame>
          <draw:line draw:style-name="gr3" draw:text-style-name="P3" draw:layer="layout" svg:x1="15.779cm" svg:y1="9.645cm" svg:x2="14.935cm" svg:y2="10.114cm">
            <text:p/>
          </draw:line>
          <draw:custom-shape draw:style-name="gr24" draw:text-style-name="P3" draw:layer="layout" svg:width="0.58cm" svg:height="0.411cm" svg:x="13.631cm" svg:y="9.532cm">
            <text:p/>
            <draw:enhanced-geometry svg:viewBox="0 0 21600 21600" draw:path-stretchpoint-x="10800" draw:path-stretchpoint-y="10800" draw:text-areas="?f3 ?f4 ?f5 ?f6" draw:type="round-rectangle" draw:modifiers="2049.011857707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7" draw:layer="layout" svg:width="2.001cm" svg:height="0.737cm" svg:x="15.765cm" svg:y="8.536cm">
            <draw:text-box>
              <text:p text:style-name="P6"><text:span text:style-name="T1">Dock seal indicator</text:span></text:p>
            </draw:text-box>
          </draw:frame>
          <draw:line draw:style-name="gr3" draw:text-style-name="P3" draw:layer="layout" svg:x1="15.777cm" svg:y1="8.918cm" svg:x2="14.067cm" svg:y2="9.501cm">
            <text:p/>
          </draw:line>
          <draw:custom-shape draw:style-name="gr25" draw:text-style-name="P3" draw:layer="layout" svg:width="0.968cm" svg:height="1.297cm" svg:x="13.732cm" svg:y="8.132cm">
            <text:p/>
            <draw:enhanced-geometry svg:viewBox="0 0 21600 21600" draw:path-stretchpoint-x="10800" draw:path-stretchpoint-y="10800" draw:text-areas="?f3 ?f4 ?f5 ?f6" draw:type="round-rectangle" draw:modifiers="2049.011857707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" draw:layer="layout" svg:width="2.001cm" svg:height="0.419cm" svg:x="15.766cm" svg:y="7.937cm">
            <draw:text-box>
              <text:p text:style-name="P6"><text:span text:style-name="T1">Attitude rates</text:span></text:p>
            </draw:text-box>
          </draw:frame>
          <draw:line draw:style-name="gr3" draw:text-style-name="P3" draw:layer="layout" svg:x1="15.775cm" svg:y1="8.153cm" svg:x2="14.721cm" svg:y2="8.622cm">
            <text:p/>
          </draw:line>
          <draw:custom-shape draw:style-name="gr27" draw:text-style-name="P3" draw:layer="layout" svg:width="1.011cm" svg:height="0.609cm" svg:x="9.96cm" svg:y="6.021cm">
            <text:p/>
            <draw:enhanced-geometry svg:viewBox="0 0 21600 21600" draw:path-stretchpoint-x="10800" draw:path-stretchpoint-y="10800" draw:text-areas="?f3 ?f4 ?f5 ?f6" draw:type="round-rectangle" draw:modifiers="2049.011857707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3" draw:layer="layout" svg:width="1.011cm" svg:height="0.478cm" svg:x="9.96cm" svg:y="6.621cm">
            <text:p/>
            <draw:enhanced-geometry svg:viewBox="0 0 21600 21600" draw:path-stretchpoint-x="10800" draw:path-stretchpoint-y="10800" draw:text-areas="?f3 ?f4 ?f5 ?f6" draw:type="round-rectangle" draw:modifiers="2049.011857707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3" draw:layer="layout" svg:width="0.718cm" svg:height="0.952cm" svg:x="11.06cm" svg:y="6.047cm">
            <text:p/>
            <draw:enhanced-geometry svg:viewBox="0 0 21600 21600" draw:path-stretchpoint-x="10800" draw:path-stretchpoint-y="10800" draw:text-areas="?f3 ?f4 ?f5 ?f6" draw:type="round-rectangle" draw:modifiers="2049.011857707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3" draw:layer="layout" svg:width="1.215cm" svg:height="0.718cm" svg:x="11.861cm" svg:y="6.282cm">
            <text:p/>
            <draw:enhanced-geometry svg:viewBox="0 0 21600 21600" draw:path-stretchpoint-x="10800" draw:path-stretchpoint-y="10800" draw:text-areas="?f3 ?f4 ?f5 ?f6" draw:type="round-rectangle" draw:modifiers="2049.011857707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2" draw:layer="layout" svg:width="1.1cm" svg:height="0.737cm" svg:x="11.875cm" svg:y="4.533cm">
            <draw:text-box>
              <text:p text:style-name="P1"><text:span text:style-name="T1">RCS mode</text:span></text:p>
            </draw:text-box>
          </draw:frame>
          <draw:frame draw:style-name="gr17" draw:text-style-name="P2" draw:layer="layout" svg:width="1.54cm" svg:height="0.737cm" svg:x="13.145cm" svg:y="4.534cm">
            <draw:text-box>
              <text:p text:style-name="P1"><text:span text:style-name="T1">RCS programs</text:span></text:p>
            </draw:text-box>
          </draw:frame>
          <draw:frame draw:style-name="gr17" draw:text-style-name="P2" draw:layer="layout" svg:width="1.008cm" svg:height="0.737cm" svg:x="10.705cm" svg:y="4.534cm">
            <draw:text-box>
              <text:p text:style-name="P1"><text:span text:style-name="T1">HUD mode</text:span></text:p>
            </draw:text-box>
          </draw:frame>
          <draw:frame draw:style-name="gr31" draw:text-style-name="P2" draw:layer="layout" svg:width="2.544cm" svg:height="0.737cm" svg:x="8.015cm" svg:y="4.535cm">
            <draw:text-box>
              <text:p text:style-name="P1"><text:span text:style-name="T1">HUD brightness/colour</text:span></text:p>
            </draw:text-box>
          </draw:frame>
          <draw:line draw:style-name="gr3" draw:text-style-name="P3" draw:layer="layout" svg:x1="13.679cm" svg:y1="5.261cm" svg:x2="12.524cm" svg:y2="6.283cm">
            <text:p/>
          </draw:line>
          <draw:line draw:style-name="gr3" draw:text-style-name="P3" draw:layer="layout" svg:x1="12.259cm" svg:y1="5.272cm" svg:x2="11.431cm" svg:y2="6.038cm">
            <text:p/>
          </draw:line>
          <draw:line draw:style-name="gr3" draw:text-style-name="P3" draw:layer="layout" svg:x1="11.186cm" svg:y1="5.272cm" svg:x2="10.614cm" svg:y2="6.007cm">
            <text:p/>
          </draw:line>
          <draw:line draw:style-name="gr3" draw:text-style-name="P3" draw:layer="layout" svg:x1="9.337cm" svg:y1="5.282cm" svg:x2="9.929cm" svg:y2="6.824cm">
            <text:p/>
          </draw:line>
          <draw:frame draw:style-name="gr10" draw:text-style-name="P5" draw:layer="layout" svg:width="1.977cm" svg:height="0.419cm" svg:x="3.192cm" svg:y="7.428cm">
            <draw:text-box>
              <text:p text:style-name="P4"><text:span text:style-name="T1">Left MFD</text:span></text:p>
            </draw:text-box>
          </draw:frame>
          <draw:line draw:style-name="gr3" draw:text-style-name="P3" draw:layer="layout" svg:x1="5.165cm" svg:y1="7.648cm" svg:x2="7.09cm" svg:y2="7.836cm">
            <text:p/>
          </draw:line>
          <draw:frame draw:style-name="gr26" draw:text-style-name="P7" draw:layer="layout" svg:width="2.001cm" svg:height="0.419cm" svg:x="15.767cm" svg:y="7.338cm">
            <draw:text-box>
              <text:p text:style-name="P6"><text:span text:style-name="T1">Right MFD</text:span></text:p>
            </draw:text-box>
          </draw:frame>
          <draw:line draw:style-name="gr3" draw:text-style-name="P3" draw:layer="layout" svg:x1="15.763cm" svg:y1="7.55cm" svg:x2="13.862cm" svg:y2="7.703cm">
            <text:p/>
          </draw:line>
          <draw:frame draw:style-name="gr31" draw:text-style-name="P2" draw:layer="layout" svg:width="1.56cm" svg:height="0.737cm" svg:x="6.299cm" svg:y="4.536cm">
            <draw:text-box>
              <text:p text:style-name="P1"><text:span text:style-name="T1">Attitude indicator</text:span></text:p>
            </draw:text-box>
          </draw:frame>
          <draw:line draw:style-name="gr3" draw:text-style-name="P3" draw:layer="layout" svg:x1="7.238cm" svg:y1="5.275cm" svg:x2="10.093cm" svg:y2="7.427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7T21:03:24.346000000</meta:creation-date>
    <dc:date>2022-07-29T01:40:15.128000000</dc:date>
    <meta:editing-duration>PT24M18S</meta:editing-duration>
    <meta:editing-cycles>6</meta:editing-cycles>
    <meta:generator>LibreOffice/7.2.6.2$Windows_X86_64 LibreOffice_project/b0ec3a565991f7569a5a7f5d24fed7f52653d754</meta:generator>
    <meta:document-statistic meta:object-count="74"/>
  </office:meta>
</office:document-meta>
</file>